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3.729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1.346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Bitstream Vera Sans Mono"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5" style:family="table-cell" style:parent-style-name="Default">
      <style:table-cell-properties fo:background-color="#eeeeee" fo:border="0.06pt solid #000000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Bitstream Vera Sans Mono" fo:font-weight="bold" style:font-weight-asian="bold" style:font-weight-complex="bold"/>
    </style:style>
    <style:style style:name="ce7" style:family="table-cell" style:parent-style-name="Default">
      <style:text-properties style:font-name="Bitstream Vera Sans Mono"/>
    </style:style>
    <style:style style:name="ce8" style:family="table-cell" style:parent-style-name="Default">
      <style:table-cell-properties fo:border="0.06pt solid #000000"/>
      <style:text-properties style:font-name="Bitstream Vera Sans Mono"/>
    </style:style>
    <style:style style:name="ce9" style:family="table-cell" style:parent-style-name="Defaul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razione ordini</text:p>
          </table:table-cell>
          <table:table-cell/>
          <table:table-cell table:style-name="ce7" office:value-type="string" calcext:value-type="string">
            <text:p><text:a xlink:href="python://extract_order_line(data)" xlink:type="simple">load data</text:a></text:p>
          </table:table-cell>
          <table:table-cell table:style-name="ce9" office:value-type="string" calcext:value-type="string">
            <text:p><text:a xlink:href="python://get_filter_description()" xlink:type="simple">filter description</text:a>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2"/>
          <table:table-cell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ARTICOLI</text:p>
          </table:table-cell>
          <table:table-cell table:style-name="ce3" office:value-type="string" calcext:value-type="string">
            <text:p>TOT</text:p>
          </table:table-cell>
          <table:table-cell table:style-name="ce3"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3" office:value-type="string" calcext:value-type="string">
            <text:p><text:a xlink:href="python://'%25s%5Cn%25s%5Cn%25s'%20%25%20(order.partner_id.name%20or%20'/',%20order_name,%20formatLang(order.date_deadline,%20date=True)%20if%20order.date_deadline%20else%20'/')" xlink:type="simple">order</text:a></text:p>
          </table:table-cell>
          <table:table-cell table:style-name="ce3" office:value-type="string" calcext:value-type="string">
            <text:p><text:a xlink:href="python:///for" xlink:type="simple">End loop product</text:a>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<text:a xlink:href="python://for%20each=%22(product_code,%20product)%20in%20get_extract_database('product')%22" xlink:type="simple">Loop product</text:a>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5" office:value-type="string" calcext:value-type="string">
            <text:p><text:a xlink:href="python://product_code" xlink:type="simple">code</text:a></text:p>
          </table:table-cell>
          <table:table-cell table:style-name="ce6" office:value-type="string" calcext:value-type="string">
            <text:p><text:a xlink:href="python://get_extract_database('total', product.id, data)" xlink:type="simple">total</text:a></text:p>
          </table:table-cell>
          <table:table-cell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10" office:value-type="string" calcext:value-type="string">
            <text:p><text:a xlink:href="python://get_extract_database('key',%20(product.id,order.id),%20data)" xlink:type="simple">key wiz</text:a></text:p>
          </table:table-cell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for" xlink:type="simple">End loop product</text:a></text:p>
          </table:table-cell>
          <table:table-cell table:style-name="ce4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4:39:10.2536895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4T15:12:33.248407404</dc:date>
    <dc:creator>thebrush </dc:creator>
    <meta:editing-duration>PT2H37M51S</meta:editing-duration>
    <meta:editing-cycles>44</meta:editing-cycles>
    <meta:document-statistic meta:table-count="1" meta:cell-count="15" meta:object-count="0"/>
  </office:meta>
</office:document-meta>
</file>